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10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7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6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4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5-03-1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12-1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6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726" calcext:value-type="float">
            <text:p>12.539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0285714286" calcext:value-type="float">
            <text:p>12.47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972" calcext:value-type="float">
            <text:p>12.47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93977142857" calcext:value-type="float">
            <text:p>12.4893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39082352941" calcext:value-type="float">
            <text:p>12.44390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10449032258" calcext:value-type="float">
            <text:p>12.7110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37744" calcext:value-type="float">
            <text:p>12.7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9088" calcext:value-type="float">
            <text:p>12.70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9188" calcext:value-type="float">
            <text:p>12.786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0938064516" calcext:value-type="float">
            <text:p>12.8810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06975483871" calcext:value-type="float">
            <text:p>12.930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8864" calcext:value-type="float">
            <text:p>12.98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1450322581" calcext:value-type="float">
            <text:p>13.0451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05224" calcext:value-type="float">
            <text:p>13.12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33287741936" calcext:value-type="float">
            <text:p>13.1633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70977142857" calcext:value-type="float">
            <text:p>13.1370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47169032258" calcext:value-type="float">
            <text:p>13.134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5073548387" calcext:value-type="float">
            <text:p>13.252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7527483871" calcext:value-type="float">
            <text:p>13.327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80784" calcext:value-type="float">
            <text:p>13.37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2307096774" calcext:value-type="float">
            <text:p>13.374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0023225807" calcext:value-type="float">
            <text:p>13.3290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3392" calcext:value-type="float">
            <text:p>13.2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6943483871" calcext:value-type="float">
            <text:p>13.2269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3292" calcext:value-type="float">
            <text:p>13.20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1442580645" calcext:value-type="float">
            <text:p>13.1741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8715714286" calcext:value-type="float">
            <text:p>13.123871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67065806452" calcext:value-type="float">
            <text:p>13.076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9873103448" calcext:value-type="float">
            <text:p>12.99698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0424" calcext:value-type="float">
            <text:p>12.9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39016774193" calcext:value-type="float">
            <text:p>12.95390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37688" calcext:value-type="float">
            <text:p>12.9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45089032258" calcext:value-type="float">
            <text:p>12.994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8379354839" calcext:value-type="float">
            <text:p>13.0338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7448" calcext:value-type="float">
            <text:p>13.0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18193548387" calcext:value-type="float">
            <text:p>13.08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50792" calcext:value-type="float">
            <text:p>13.1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71663225807" calcext:value-type="float">
            <text:p>13.1171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21991428571" calcext:value-type="float">
            <text:p>13.1321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9592516129" calcext:value-type="float">
            <text:p>13.159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6341935484" calcext:value-type="float">
            <text:p>13.5176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2672" calcext:value-type="float">
            <text:p>13.59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7096774194" calcext:value-type="float">
            <text:p>13.703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52784" calcext:value-type="float">
            <text:p>13.83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12975483871" calcext:value-type="float">
            <text:p>13.921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29574193548" calcext:value-type="float">
            <text:p>13.952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64212" calcext:value-type="float">
            <text:p>13.93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6156129032" calcext:value-type="float">
            <text:p>13.9466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3368" calcext:value-type="float">
            <text:p>13.97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52908" calcext:value-type="float">
            <text:p>13.985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74928" calcext:value-type="float">
            <text:p>14.0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3553548387" calcext:value-type="float">
            <text:p>14.3223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7576" calcext:value-type="float">
            <text:p>14.39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44141935484" calcext:value-type="float">
            <text:p>14.424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7232" calcext:value-type="float">
            <text:p>14.4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2576" calcext:value-type="float">
            <text:p>14.4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86825806452" calcext:value-type="float">
            <text:p>14.408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10304" calcext:value-type="float">
            <text:p>14.3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09672258065" calcext:value-type="float">
            <text:p>14.3509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06496" calcext:value-type="float">
            <text:p>14.29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53687741936" calcext:value-type="float">
            <text:p>14.2453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9412857143" calcext:value-type="float">
            <text:p>14.225941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5912516129" calcext:value-type="float">
            <text:p>14.195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28353548387" calcext:value-type="float">
            <text:p>14.3528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164" calcext:value-type="float">
            <text:p>14.3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7189677419" calcext:value-type="float">
            <text:p>14.441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61980689655" calcext:value-type="float">
            <text:p>14.48619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8248516129" calcext:value-type="float">
            <text:p>14.598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6410322581" calcext:value-type="float">
            <text:p>14.7276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3564" calcext:value-type="float">
            <text:p>14.84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49917419355" calcext:value-type="float">
            <text:p>14.964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47808" calcext:value-type="float">
            <text:p>14.9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78922580645" calcext:value-type="float">
            <text:p>14.9678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3217142857" calcext:value-type="float">
            <text:p>14.9293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7153548387" calcext:value-type="float">
            <text:p>14.9167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6612307692" calcext:value-type="float">
            <text:p>15.02066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541568" calcext:value-type="float">
            <text:p>15.045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83033846154" calcext:value-type="float">
            <text:p>15.08830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064032" calcext:value-type="float">
            <text:p>15.120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58758461538" calcext:value-type="float">
            <text:p>15.12587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1123076923" calcext:value-type="float">
            <text:p>15.1421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769632" calcext:value-type="float">
            <text:p>15.187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207776" calcext:value-type="float">
            <text:p>15.222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6411428571" calcext:value-type="float">
            <text:p>15.1446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4573333333" calcext:value-type="float">
            <text:p>20.5924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6742857143" calcext:value-type="float">
            <text:p>15.137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3565714286" calcext:value-type="float">
            <text:p>15.0993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90" meta:object-count="0"/>
    <meta:user-defined meta:name="AppVersion">3.0</meta:user-defined>
  </office:meta>
</office:document-meta>
</file>